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68cm" style:rel-column-width="8837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7cm" style:rel-column-width="55512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with-next="always"/>
      <style:text-properties style:font-name="Arial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able_20_Contents">
      <style:paragraph-properties fo:margin-left="0.711cm" fo:margin-right="0cm" fo:text-align="start" style:justify-single-word="false" fo:keep-together="always" fo:text-indent="0cm" style:auto-text-indent="false" fo:keep-with-next="always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Rente#%</text:p>
      <text:p text:style-name="P7"/>
      <text:p text:style-name="P7"/>
      <text:p text:style-name="P9">%=TITRE_DOCUMENT=%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%=TITRE_NSS=%</text:p>
          </table:table-cell>
          <table:table-cell table:style-name="Tableau2.A1" office:value-type="string">
            <text:p text:style-name="P8">%=NSS_TIERS=%</text:p>
            <text:p text:style-name="P8">%=NOM_TIERS=%</text:p>
          </table:table-cell>
          <table:table-cell table:style-name="Tableau2.A1" office:value-type="string">
            <text:p text:style-name="P8">%=TITRE_DETAIL_ADRESSE_TIERS=%</text:p>
            <text:p text:style-name="P8">%=DETAIL_ADRESSE_TIERS=%</text:p>
          </table:table-cell>
        </table:table-row>
      </table:table>
      <text:p text:style-name="P7"/>
      <text:p text:style-name="P7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%=TITRE_OBSERVATION=%</text:p>
          </table:table-cell>
        </table:table-row>
        <table:table-row>
          <table:table-cell table:style-name="Tableau1.A1" office:value-type="string">
            <text:p text:style-name="P13">%=TEXTE_OBSERVATION=%</text:p>
          </table:table-cell>
        </table:table-row>
      </table:table>
      <text:p text:style-name="P11"/>
      <text:p text:style-name="P6"><text:tab/><text:tab/><text:tab/><text:tab/><text:tab/><text:tab/><text:tab/><text:tab/>%#include signatures/standard#%</text:p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</table:table-row>
        <table:table-row table:style-name="tabAnnexes.2">
          <table:table-cell table:style-name="tabAnnexes.A1" office:value-type="string">
            <text:p text:style-name="P3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>%=TEXTE_ANNEXE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3H11M31S</meta:editing-duration>
    <meta:editing-cycles>49</meta:editing-cycles>
    <meta:generator>OpenOffice.org/3.3$Win32 OpenOffice.org_project/330m20$Build-9567</meta:generator>
    <dc:date>2015-06-26T13:00:41.96</dc:date>
    <meta:document-statistic meta:table-count="5" meta:image-count="0" meta:object-count="0" meta:page-count="1" meta:paragraph-count="18" meta:word-count="20" meta:character-count="393"/>
    <meta:user-defined meta:name="Info 1"/>
    <meta:user-defined meta:name="Info 2"/>
    <meta:user-defined meta:name="Info 3"/>
    <meta:user-defined meta:name="Info 4"/>
  </office:meta>
</office:document-meta>
</file>